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25-01-28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24-05-22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24-02-15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23-01-24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22-05-04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22-02-15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21-03-03 2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20-05-07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20-01-31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8-12-12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8-05-24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8-01-26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7-02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8-04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5-11 2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5-10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4-06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2-04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6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2-16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0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8-13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2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2-02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3-11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1-21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1-1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2-12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0-16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7-31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5-15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3-08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1-19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1-12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9-21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8-23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6-20 2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5-17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3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0-18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5-26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4-29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1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0-2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8-27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5-14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9-04-29 2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8-05-20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8-05-13 2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7-05-15 2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10-03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5-11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1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6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7-21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5-1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2-17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0-04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5-11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3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4-03-24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2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2002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199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199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930107041401</text:p>
          </table:table-cell>
          <table:table-cell office:value-type="string" calcext:value-type="string">
            <text:p>19S.02W.17.1414</text:p>
          </table:table-cell>
          <table:table-cell office:value-type="string" calcext:value-type="string">
            <text:p>1994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4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822" meta:object-count="0"/>
    <meta:user-defined meta:name="AppVersion">3.0</meta:user-defined>
  </office:meta>
</office:document-meta>
</file>